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objectwithoutfill">
      <style:graphic-properties draw:fill="none" draw:textarea-vertical-align="middle" draw:shadow="hidden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21.955cm" svg:y="14.97cm">
          <text:p text:style-name="P1">ALU</text:p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2.54cm" svg:height="1.27cm" draw:transform="rotate (-1.5707963267949) translate (20.685cm 12.43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23.225cm" svg:y1="13.7cm" svg:x2="23.225cm" svg:y2="14.97cm">
          <text:p/>
        </draw:line>
        <draw:line draw:style-name="gr4" draw:text-style-name="P4" draw:layer="layout" svg:x1="20.685cm" svg:y1="13.7cm" svg:x2="23.225cm" svg:y2="13.7cm">
          <text:p/>
        </draw:line>
        <draw:custom-shape draw:style-name="gr2" draw:text-style-name="P2" draw:layer="layout" svg:width="2.54cm" svg:height="1.27cm" draw:transform="rotate (-1.5707963267949) translate (29.575cm 12.43cm)">
          <text:p/>
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25.765cm" svg:y1="13.7cm" svg:x2="25.765cm" svg:y2="14.97cm">
          <text:p/>
        </draw:line>
        <draw:line draw:style-name="gr4" draw:text-style-name="P4" draw:layer="layout" svg:x1="28.305cm" svg:y1="13.7cm" svg:x2="25.765cm" svg:y2="13.7cm">
          <text:p/>
        </draw:line>
        <draw:custom-shape draw:style-name="gr5" draw:text-style-name="P2" draw:layer="layout" svg:width="15.24cm" svg:height="2.54cm" svg:x="16.875cm" svg:y="7.35cm">
          <text:p text:style-name="P1">Register 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8.145cm" svg:y1="9.89cm" svg:x2="18.145cm" svg:y2="13.065cm">
          <text:p/>
        </draw:line>
        <draw:line draw:style-name="gr6" draw:text-style-name="P3" draw:layer="layout" svg:x1="30.845cm" svg:y1="9.89cm" svg:x2="30.845cm" svg:y2="21.32cm">
          <text:p/>
        </draw:line>
        <draw:line draw:style-name="gr7" draw:text-style-name="P3" draw:layer="layout" svg:x1="30.845cm" svg:y1="13.065cm" svg:x2="29.575cm" svg:y2="13.065cm">
          <text:p/>
        </draw:line>
        <draw:custom-shape draw:style-name="gr8" draw:text-style-name="P2" draw:layer="layout" svg:width="8.89cm" svg:height="1.27cm" svg:x="4.81cm" svg:y="7.35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3" draw:layer="layout" svg:x1="9.255cm" svg:y1="7.35cm" svg:x2="9.255cm" svg:y2="6.08cm">
          <text:p/>
        </draw:line>
        <draw:line draw:style-name="gr6" draw:text-style-name="P3" draw:layer="layout" svg:x1="9.255cm" svg:y1="6.08cm" svg:x2="18.145cm" svg:y2="6.08cm">
          <text:p/>
        </draw:line>
        <draw:line draw:style-name="gr7" draw:text-style-name="P3" draw:layer="layout" svg:x1="18.145cm" svg:y1="6.08cm" svg:x2="18.145cm" svg:y2="7.35cm">
          <text:p/>
        </draw:line>
        <draw:custom-shape draw:style-name="gr5" draw:text-style-name="P2" draw:layer="layout" svg:width="1.27cm" svg:height="1.27cm" svg:x="19.415cm" svg:y="16.24cm">
          <text:p text:style-name="P1">IP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2.54cm" svg:height="1.27cm" draw:transform="rotate (-1.5707963267949) translate (16.875cm 15.60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7.62cm" svg:height="2.54cm" draw:transform="rotate (1.5707963267949) translate (34.655cm 17.51cm)">
          <text:p text:style-name="P1">Control register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4.655cm" svg:y1="11.16cm" svg:x2="13.065cm" svg:y2="11.16cm">
          <text:p/>
        </draw:line>
        <draw:line draw:style-name="gr7" draw:text-style-name="P3" draw:layer="layout" svg:x1="13.065cm" svg:y1="11.16cm" svg:x2="13.065cm" svg:y2="8.62cm">
          <text:p/>
        </draw:line>
        <draw:custom-shape draw:style-name="gr1" draw:text-style-name="P5" draw:layer="layout" svg:width="1.27cm" svg:height="1.27cm" svg:x="32.115cm" svg:y="13.7cm">
          <text:p text:style-name="P1">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32.115cm" svg:y1="14.335cm" svg:x2="29.575cm" svg:y2="14.335cm">
          <text:p/>
        </draw:line>
        <draw:custom-shape draw:style-name="gr5" draw:text-style-name="P2" draw:layer="layout" svg:width="1.27cm" svg:height="1.27cm" svg:x="28.305cm" svg:y="17.51cm">
          <text:p text:style-name="P1">I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0.845cm" svg:y1="16.24cm" svg:x2="34.655cm" svg:y2="16.24cm">
          <text:p/>
        </draw:line>
        <draw:line draw:style-name="gr7" draw:text-style-name="P3" draw:layer="layout" svg:x1="32.75cm" svg:y1="18.145cm" svg:x2="32.75cm" svg:y2="14.97cm">
          <text:p/>
        </draw:line>
        <draw:custom-shape draw:style-name="gr9" draw:text-style-name="P6" draw:layer="layout" svg:width="0.254cm" svg:height="0.254cm" svg:x="30.719cm" svg:y="16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254cm" svg:x="30.718cm" svg:y="12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5.08cm" svg:height="2.54cm" draw:transform="rotate (1.5707963267949) translate (34.655cm 23.86cm)">
          <text:p text:style-name="P1">Bus interfa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7.035cm" svg:y1="20.05cm" svg:x2="34.655cm" svg:y2="20.05cm">
          <text:p/>
        </draw:line>
        <draw:custom-shape draw:style-name="gr8" draw:text-style-name="P7" draw:layer="layout" svg:width="2.54cm" svg:height="1.27cm" draw:transform="rotate (1.5707963267949) translate (25.765cm 21.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3" draw:layer="layout" svg:x1="30.845cm" svg:y1="21.32cm" svg:x2="34.655cm" svg:y2="21.32cm">
          <text:p/>
        </draw:line>
        <draw:line draw:style-name="gr6" draw:text-style-name="P3" draw:layer="layout" svg:x1="34.655cm" svg:y1="22.59cm" svg:x2="5.445cm" svg:y2="22.59cm">
          <text:p/>
        </draw:line>
        <draw:line draw:style-name="gr7" draw:text-style-name="P3" draw:layer="layout" svg:x1="28.94cm" svg:y1="22.59cm" svg:x2="28.94cm" svg:y2="18.78cm">
          <text:p/>
        </draw:line>
        <draw:line draw:style-name="gr7" draw:text-style-name="P3" draw:layer="layout" svg:x1="16.875cm" svg:y1="16.875cm" svg:x2="19.415cm" svg:y2="16.875cm">
          <text:p/>
        </draw:line>
        <draw:line draw:style-name="gr6" draw:text-style-name="P3" draw:layer="layout" svg:x1="24.495cm" svg:y1="17.51cm" svg:x2="24.495cm" svg:y2="20.685cm">
          <text:p/>
        </draw:line>
        <draw:line draw:style-name="gr6" draw:text-style-name="P3" draw:layer="layout" svg:x1="20.05cm" svg:y1="17.51cm" svg:x2="20.05cm" svg:y2="19.415cm">
          <text:p/>
        </draw:line>
        <draw:line draw:style-name="gr7" draw:text-style-name="P3" draw:layer="layout" svg:x1="18.145cm" svg:y1="19.415cm" svg:x2="25.765cm" svg:y2="19.415cm">
          <text:p/>
        </draw:line>
        <draw:line draw:style-name="gr7" draw:text-style-name="P3" draw:layer="layout" svg:x1="7.985cm" svg:y1="20.685cm" svg:x2="25.765cm" svg:y2="20.685cm">
          <text:p/>
        </draw:line>
        <draw:custom-shape draw:style-name="gr9" draw:text-style-name="P6" draw:layer="layout" svg:width="0.254cm" svg:height="0.254cm" svg:x="28.813cm" svg:y="22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065cm" svg:y1="16.24cm" svg:x2="15.605cm" svg:y2="16.24cm">
          <text:p/>
        </draw:line>
        <draw:custom-shape draw:style-name="gr2" draw:text-style-name="P2" draw:layer="layout" svg:width="2.54cm" svg:height="1.27cm" draw:transform="rotate (-1.5707963267949) translate (13.065cm 14.97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3" draw:layer="layout" svg:x1="18.145cm" svg:y1="14.335cm" svg:x2="19.415cm" svg:y2="14.335cm">
          <text:p/>
        </draw:line>
        <draw:line draw:style-name="gr6" draw:text-style-name="P3" draw:layer="layout" svg:x1="18.145cm" svg:y1="14.335cm" svg:x2="18.145cm" svg:y2="19.415cm">
          <text:p/>
        </draw:line>
        <draw:custom-shape draw:style-name="gr9" draw:text-style-name="P6" draw:layer="layout" svg:width="0.254cm" svg:height="0.254cm" svg:x="19.923cm" svg:y="19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27cm" svg:height="1.27cm" svg:x="11.795cm" svg:y="12.43cm">
          <text:p text:style-name="P1">J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254cm" svg:height="0.254cm" svg:x="18.018cm" svg:y="12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43cm" svg:y1="13.7cm" svg:x2="12.43cm" svg:y2="15.224cm">
          <text:p/>
        </draw:line>
        <draw:line draw:style-name="gr11" draw:text-style-name="P3" draw:layer="layout" svg:x1="13.065cm" svg:y1="13.065cm" svg:x2="19.415cm" svg:y2="13.065cm">
          <text:p/>
        </draw:line>
        <draw:line draw:style-name="gr7" draw:text-style-name="P3" draw:layer="layout" svg:x1="14.335cm" svg:y1="17.51cm" svg:x2="15.605cm" svg:y2="17.51cm">
          <text:p/>
        </draw:line>
        <draw:line draw:style-name="gr6" draw:text-style-name="P3" draw:layer="layout" svg:x1="14.335cm" svg:y1="17.51cm" svg:x2="14.335cm" svg:y2="18.78cm">
          <text:p/>
        </draw:line>
        <draw:custom-shape draw:style-name="gr9" draw:text-style-name="P6" draw:layer="layout" svg:width="0.254cm" svg:height="0.254cm" svg:x="24.368cm" svg:y="2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4.934cm" svg:height="0.962cm" svg:x="11.922cm" svg:y="18.78cm">
          <draw:text-box>
            <text:p>0x0004/0x000C</text:p>
          </draw:text-box>
        </draw:frame>
        <draw:custom-shape draw:style-name="gr5" draw:text-style-name="P2" draw:layer="layout" svg:width="1.27cm" svg:height="1.27cm" svg:x="9.89cm" svg:y="9.89cm">
          <text:p text:style-name="P1">AR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3" draw:layer="layout" svg:x1="10.525cm" svg:y1="20.685cm" svg:x2="10.525cm" svg:y2="11.16cm">
          <text:p/>
        </draw:line>
        <draw:line draw:style-name="gr7" draw:text-style-name="P3" draw:layer="layout" svg:x1="10.525cm" svg:y1="16.875cm" svg:x2="11.795cm" svg:y2="16.875cm">
          <text:p/>
        </draw:line>
        <draw:custom-shape draw:style-name="gr9" draw:text-style-name="P6" draw:layer="layout" svg:width="0.254cm" svg:height="0.254cm" svg:x="10.398cm" svg:y="16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27cm" svg:height="1.27cm" svg:x="7.35cm" svg:y="18.145cm">
          <text:p text:style-name="P1">IIP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3" draw:layer="layout" svg:x1="7.985cm" svg:y1="20.685cm" svg:x2="7.985cm" svg:y2="19.415cm">
          <text:p/>
        </draw:line>
        <draw:line draw:style-name="gr7" draw:text-style-name="P3" draw:layer="layout" svg:x1="7.985cm" svg:y1="18.145cm" svg:x2="7.985cm" svg:y2="8.62cm">
          <text:p/>
        </draw:line>
        <draw:line draw:style-name="gr7" draw:text-style-name="P3" draw:layer="layout" svg:x1="10.525cm" svg:y1="9.89cm" svg:x2="10.525cm" svg:y2="8.62cm">
          <text:p/>
        </draw:line>
        <draw:line draw:style-name="gr7" draw:text-style-name="P3" draw:layer="layout" svg:x1="7.985cm" svg:y1="15.605cm" svg:x2="11.795cm" svg:y2="15.605cm">
          <text:p/>
        </draw:line>
        <draw:custom-shape draw:style-name="gr9" draw:text-style-name="P6" draw:layer="layout" svg:width="0.254cm" svg:height="0.254cm" svg:x="7.858cm" svg:y="15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445cm" svg:y1="22.59cm" svg:x2="5.445cm" svg:y2="8.62cm">
          <text:p/>
        </draw:line>
        <draw:custom-shape draw:style-name="gr9" draw:text-style-name="P6" draw:layer="layout" svg:width="0.254cm" svg:height="0.254cm" svg:x="10.398cm" svg:y="2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9.575cm" svg:y1="18.145cm" svg:x2="32.75cm" svg:y2="18.145cm">
          <text:p/>
        </draw:line>
        <draw:frame draw:style-name="gr13" draw:text-style-name="P8" draw:layer="layout" svg:width="1.277cm" svg:height="0.962cm" svg:x="30.203cm" svg:y="8.928cm">
          <draw:text-box>
            <text:p>Rx</text:p>
          </draw:text-box>
        </draw:frame>
        <draw:frame draw:style-name="gr13" draw:text-style-name="P8" draw:layer="layout" svg:width="1.277cm" svg:height="0.962cm" svg:x="17.503cm" svg:y="8.928cm">
          <draw:text-box>
            <text:p>Ry</text:p>
          </draw:text-box>
        </draw:frame>
        <draw:frame draw:style-name="gr13" draw:text-style-name="P8" draw:layer="layout" svg:width="1.277cm" svg:height="0.962cm" svg:x="17.503cm" svg:y="7.35cm">
          <draw:text-box>
            <text:p>R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7:56:40.950794464</meta:creation-date>
    <dc:date>2018-03-27T01:01:30.588480655</dc:date>
    <meta:editing-duration>P2DT7H11M39S</meta:editing-duration>
    <meta:editing-cycles>173</meta:editing-cycles>
    <meta:generator>LibreOffice/5.1.6.2$Linux_X86_64 LibreOffice_project/10m0$Build-2</meta:generator>
    <dc:creator>Dominik Salvet</dc:creator>
    <meta:document-statistic meta:object-count="68"/>
  </office:meta>
</office:document-meta>
</file>